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E000004183D0F1A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073cm, 14.625cm, 9.454cm, 22.9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44cm" svg:height="3.174cm" svg:x="9.89cm" svg:y="13.382cm">
          <draw:image xlink:href="Pictures/100000010000073E000004183D0F1A1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9T14:39:03.011781990</dc:date>
    <meta:editing-duration>PT2M1S</meta:editing-duration>
    <meta:editing-cycles>1</meta:editing-cycles>
    <meta:document-statistic meta:object-count="1"/>
    <meta:generator>LibreOffice/25.2.6.2$Linux_X86_64 LibreOffice_project/40d1a0e1d5bdf1afaeae24d9ece32bbb00fa66a4</meta:generator>
  </office:meta>
</office:document-meta>
</file>